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17.572cm" table:align="margins"/>
    </style:style>
    <style:style style:name="Table6.A" style:family="table-column">
      <style:table-column-properties style:column-width="8.299cm" style:rel-column-width="30951*"/>
    </style:style>
    <style:style style:name="Table6.B" style:family="table-column">
      <style:table-column-properties style:column-width="9.273cm" style:rel-column-width="34584*"/>
    </style:style>
    <style:style style:name="Table6.1" style:family="table-row">
      <style:table-row-properties style:min-row-height="0.79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769cm" table:align="margins"/>
    </style:style>
    <style:style style:name="Table1.A" style:family="table-column">
      <style:table-column-properties style:column-width="8.902cm" style:rel-column-width="32833*"/>
    </style:style>
    <style:style style:name="Table1.B" style:family="table-column">
      <style:table-column-properties style:column-width="4.424cm" style:rel-column-width="16314*"/>
    </style:style>
    <style:style style:name="Table1.C" style:family="table-column">
      <style:table-column-properties style:column-width="4.443cm" style:rel-column-width="1638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769cm" table:align="margins"/>
    </style:style>
    <style:style style:name="Table2.A" style:family="table-column">
      <style:table-column-properties style:column-width="8.902cm" style:rel-column-width="32833*"/>
    </style:style>
    <style:style style:name="Table2.B" style:family="table-column">
      <style:table-column-properties style:column-width="4.424cm" style:rel-column-width="16314*"/>
    </style:style>
    <style:style style:name="Table2.C" style:family="table-column">
      <style:table-column-properties style:column-width="4.443cm" style:rel-column-width="1638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769cm" table:align="margins"/>
    </style:style>
    <style:style style:name="Table3.A" style:family="table-column">
      <style:table-column-properties style:column-width="8.902cm" style:rel-column-width="32833*"/>
    </style:style>
    <style:style style:name="Table3.B" style:family="table-column">
      <style:table-column-properties style:column-width="4.424cm" style:rel-column-width="16314*"/>
    </style:style>
    <style:style style:name="Table3.C" style:family="table-column">
      <style:table-column-properties style:column-width="4.443cm" style:rel-column-width="1638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769cm" table:align="margins"/>
    </style:style>
    <style:style style:name="Table4.A" style:family="table-column">
      <style:table-column-properties style:column-width="8.902cm" style:rel-column-width="32833*"/>
    </style:style>
    <style:style style:name="Table4.B" style:family="table-column">
      <style:table-column-properties style:column-width="4.424cm" style:rel-column-width="16314*"/>
    </style:style>
    <style:style style:name="Table4.C" style:family="table-column">
      <style:table-column-properties style:column-width="4.443cm" style:rel-column-width="1638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769cm" table:align="margins"/>
    </style:style>
    <style:style style:name="Table5.A" style:family="table-column">
      <style:table-column-properties style:column-width="5.923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769cm" table:align="margins"/>
    </style:style>
    <style:style style:name="Table7.A" style:family="table-column">
      <style:table-column-properties style:column-width="5.923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769cm" table:align="margins"/>
    </style:style>
    <style:style style:name="Table8.A" style:family="table-column">
      <style:table-column-properties style:column-width="5.923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text-position="0% 100%" fo:font-size="12pt" fo:letter-spacing="normal" fo:font-style="normal" fo:font-weight="normal" officeooo:rsid="01295977" fo:background-color="#ffffff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8pt" fo:font-style="normal" fo:font-weight="bold" officeooo:paragraph-rsid="0395a3de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fo:font-size="18pt" fo:font-style="normal" fo:font-weight="bold" officeooo:paragraph-rsid="03990ba3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text-properties fo:font-size="18pt" fo:font-style="normal" fo:font-weight="bold" officeooo:paragraph-rsid="03c27e9f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fo:font-size="18pt" fo:font-style="normal" fo:font-weight="bold" officeooo:rsid="03b273a5" officeooo:paragraph-rsid="03caa5f8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officeooo:paragraph-rsid="03caa5f8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2pt" fo:font-style="normal" fo:font-weight="normal" officeooo:rsid="03caa5f8" officeooo:paragraph-rsid="03e39a39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3cc5881" officeooo:paragraph-rsid="03cd7e1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officeooo:paragraph-rsid="03e7b646"/>
    </style:style>
    <style:style style:name="P10" style:family="paragraph" style:parent-style-name="Standard">
      <style:text-properties officeooo:paragraph-rsid="03e848c3"/>
    </style:style>
    <style:style style:name="P11" style:family="paragraph" style:parent-style-name="Standard">
      <style:text-properties fo:font-size="14pt" fo:font-weight="normal" officeooo:rsid="03e848c3" officeooo:paragraph-rsid="03e848c3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3c83fb4" style:font-size-asian="12pt" style:font-size-complex="12pt"/>
    </style:style>
    <style:style style:name="P14" style:family="paragraph" style:parent-style-name="Text_20_body">
      <style:paragraph-properties fo:margin-left="0cm" fo:margin-right="0cm" fo:margin-top="0.053cm" fo:margin-bottom="0cm" loext:contextual-spacing="false" fo:orphans="2" fo:widows="2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officeooo:paragraph-rsid="03e848c3" style:font-size-asian="12pt" style:font-size-complex="12pt" loext:padding="0cm" loext:border="none"/>
    </style:style>
    <style:style style:name="P15" style:family="paragraph" style:parent-style-name="Text_20_body">
      <style:paragraph-properties fo:margin-top="0cm" fo:margin-bottom="0cm" loext:contextual-spacing="false" style:line-height-at-least="0.318cm" fo:orphans="2" fo:widows="2" style:writing-mode="lr-tb"/>
      <style:text-properties style:font-name="Liberation Serif" fo:font-size="12pt" officeooo:paragraph-rsid="03e848c3" style:font-size-asian="12pt" style:font-size-complex="12pt"/>
    </style:style>
    <style:style style:name="P16" style:family="paragraph" style:parent-style-name="Table_20_Contents">
      <style:text-properties fo:font-size="18pt" officeooo:rsid="039565a5" officeooo:paragraph-rsid="0395a3de" style:font-size-asian="18pt" style:font-size-complex="18pt"/>
    </style:style>
    <style:style style:name="P17" style:family="paragraph" style:parent-style-name="Table_20_Contents">
      <style:text-properties fo:font-size="18pt" officeooo:rsid="039565a5" officeooo:paragraph-rsid="039746eb" style:font-size-asian="18pt" style:font-size-complex="18pt"/>
    </style:style>
    <style:style style:name="P18" style:family="paragraph" style:parent-style-name="Table_20_Contents">
      <style:text-properties fo:font-size="18pt" officeooo:rsid="039565a5" officeooo:paragraph-rsid="03990ba3" style:font-size-asian="18pt" style:font-size-complex="18pt"/>
    </style:style>
    <style:style style:name="P19" style:family="paragraph" style:parent-style-name="Table_20_Contents">
      <style:text-properties fo:font-size="18pt" officeooo:rsid="039565a5" officeooo:paragraph-rsid="03c27e9f" style:font-size-asian="18pt" style:font-size-complex="18pt"/>
    </style:style>
    <style:style style:name="P20" style:family="paragraph" style:parent-style-name="Table_20_Contents">
      <style:text-properties fo:font-size="18pt" officeooo:rsid="039746eb" officeooo:paragraph-rsid="039746eb" style:font-size-asian="18pt" style:font-size-complex="18pt"/>
    </style:style>
    <style:style style:name="P21" style:family="paragraph" style:parent-style-name="Table_20_Contents">
      <style:text-properties fo:font-size="18pt" officeooo:rsid="03988aab" officeooo:paragraph-rsid="03988aab" style:font-size-asian="18pt" style:font-size-complex="18pt"/>
    </style:style>
    <style:style style:name="P22" style:family="paragraph" style:parent-style-name="Table_20_Contents">
      <style:text-properties fo:font-size="18pt" officeooo:rsid="03990ba3" officeooo:paragraph-rsid="03990ba3" style:font-size-asian="18pt" style:font-size-complex="18pt"/>
    </style:style>
    <style:style style:name="P23" style:family="paragraph" style:parent-style-name="Table_20_Contents">
      <style:text-properties fo:font-size="18pt" officeooo:rsid="039acc27" officeooo:paragraph-rsid="039acc27" style:font-size-asian="18pt" style:font-size-complex="18pt"/>
    </style:style>
    <style:style style:name="P24" style:family="paragraph" style:parent-style-name="Table_20_Contents">
      <style:text-properties fo:font-size="18pt" officeooo:rsid="03a0fa53" officeooo:paragraph-rsid="03a0fa53" style:font-size-asian="18pt" style:font-size-complex="18pt"/>
    </style:style>
    <style:style style:name="P25" style:family="paragraph" style:parent-style-name="Table_20_Contents">
      <style:text-properties fo:font-size="18pt" officeooo:rsid="03a3b9f6" officeooo:paragraph-rsid="03a3b9f6" style:font-size-asian="18pt" style:font-size-complex="18pt"/>
    </style:style>
    <style:style style:name="P26" style:family="paragraph" style:parent-style-name="Table_20_Contents">
      <style:text-properties fo:font-size="12pt" officeooo:rsid="0393d795" officeooo:paragraph-rsid="0395a3de" style:font-size-asian="12pt" style:font-size-complex="12pt"/>
    </style:style>
    <style:style style:name="P27" style:family="paragraph" style:parent-style-name="Table_20_Contents">
      <style:text-properties fo:font-size="12pt" officeooo:rsid="0393d795" officeooo:paragraph-rsid="03990ba3" style:font-size-asian="12pt" style:font-size-complex="12pt"/>
    </style:style>
    <style:style style:name="P28" style:family="paragraph" style:parent-style-name="Table_20_Contents">
      <style:text-properties fo:font-size="12pt" officeooo:rsid="0393d795" officeooo:paragraph-rsid="03c27e9f" style:font-size-asian="12pt" style:font-size-complex="12pt"/>
    </style:style>
    <style:style style:name="P29" style:family="paragraph" style:parent-style-name="Table_20_Contents">
      <style:text-properties fo:font-size="12pt" officeooo:rsid="039565a5" officeooo:paragraph-rsid="0395a3de" style:font-size-asian="12pt" style:font-size-complex="12pt"/>
    </style:style>
    <style:style style:name="P30" style:family="paragraph" style:parent-style-name="Table_20_Contents">
      <style:text-properties fo:font-size="12pt" officeooo:rsid="039565a5" officeooo:paragraph-rsid="03990ba3" style:font-size-asian="12pt" style:font-size-complex="12pt"/>
    </style:style>
    <style:style style:name="P31" style:family="paragraph" style:parent-style-name="Table_20_Contents">
      <style:text-properties fo:font-size="12pt" officeooo:rsid="039565a5" officeooo:paragraph-rsid="03c27e9f" style:font-size-asian="12pt" style:font-size-complex="12pt"/>
    </style:style>
    <style:style style:name="P32" style:family="paragraph" style:parent-style-name="Table_20_Contents">
      <style:text-properties fo:font-size="12pt" officeooo:rsid="03a0234e" officeooo:paragraph-rsid="03e848c3" style:font-size-asian="12pt" style:font-size-complex="12pt"/>
    </style:style>
    <style:style style:name="P33" style:family="paragraph" style:parent-style-name="Table_20_Contents">
      <style:text-properties fo:font-size="12pt" officeooo:paragraph-rsid="03e848c3" style:font-size-asian="12pt" style:font-size-complex="12pt"/>
    </style:style>
    <style:style style:name="P34" style:family="paragraph" style:parent-style-name="Table_20_Contents">
      <style:text-properties fo:font-size="12pt" officeooo:paragraph-rsid="039746eb" style:font-size-asian="10.5pt" style:font-size-complex="12pt"/>
    </style:style>
    <style:style style:name="P35" style:family="paragraph" style:parent-style-name="Table_20_Contents">
      <style:text-properties fo:font-size="12pt" officeooo:paragraph-rsid="03990ba3" style:font-size-asian="10.5pt" style:font-size-complex="12pt"/>
    </style:style>
    <style:style style:name="P36" style:family="paragraph" style:parent-style-name="Table_20_Contents">
      <style:text-properties fo:font-size="12pt" officeooo:paragraph-rsid="03c27e9f" style:font-size-asian="10.5pt" style:font-size-complex="12pt"/>
    </style:style>
    <style:style style:name="P37" style:family="paragraph" style:parent-style-name="Table_20_Contents">
      <style:text-properties fo:font-size="12pt" officeooo:rsid="03cc5881" officeooo:paragraph-rsid="03cc5881" style:font-size-asian="10.5pt" style:font-size-complex="12pt"/>
    </style:style>
    <style:style style:name="P38" style:family="paragraph" style:parent-style-name="Table_20_Contents">
      <style:text-properties fo:font-size="12pt" fo:font-weight="bold" officeooo:rsid="03ce1f20" officeooo:paragraph-rsid="03ce1f20" style:font-size-asian="10.5pt" style:font-weight-asian="bold" style:font-size-complex="12pt" style:font-weight-complex="bold"/>
    </style:style>
    <style:style style:name="P39" style:family="paragraph" style:parent-style-name="Table_20_Contents">
      <style:text-properties fo:font-size="12pt" fo:font-weight="bold" officeooo:rsid="03cc5881" officeooo:paragraph-rsid="03cc5881" style:font-size-asian="10.5pt" style:font-weight-asian="bold" style:font-size-complex="12pt" style:font-weight-complex="bold"/>
    </style:style>
    <style:style style:name="P40" style:family="paragraph" style:parent-style-name="Table_20_Contents">
      <style:text-properties fo:font-size="12pt" fo:font-weight="bold" officeooo:rsid="03a0234e" officeooo:paragraph-rsid="03e848c3" style:font-size-asian="12pt" style:font-weight-asian="bold" style:font-size-complex="12pt" style:font-weight-complex="bold"/>
    </style:style>
    <style:style style:name="P41" style:family="paragraph" style:parent-style-name="Table_20_Contents">
      <style:text-properties fo:font-size="14pt" officeooo:rsid="03a0fa53" officeooo:paragraph-rsid="03a0fa53" style:font-size-asian="14pt" style:font-size-complex="14pt"/>
    </style:style>
    <style:style style:name="P42" style:family="paragraph" style:parent-style-name="Table_20_Contents">
      <style:text-properties officeooo:paragraph-rsid="03caa5f8"/>
    </style:style>
    <style:style style:name="P43" style:family="paragraph" style:parent-style-name="Table_20_Heading">
      <style:text-properties officeooo:paragraph-rsid="03caa5f8"/>
    </style:style>
    <style:style style:name="P44" style:family="paragraph" style:parent-style-name="Standard" style:list-style-name="L4">
      <style:text-properties officeooo:paragraph-rsid="03c5ba51"/>
    </style:style>
    <style:style style:name="P45" style:family="paragraph" style:parent-style-name="Standard" style:list-style-name="L4">
      <style:text-properties officeooo:paragraph-rsid="03c83fb4"/>
    </style:style>
    <style:style style:name="P46" style:family="paragraph" style:parent-style-name="Standard">
      <style:text-properties fo:color="#000000" fo:font-style="normal" fo:font-weight="normal" officeooo:rsid="03241af8" officeooo:paragraph-rsid="03c5ba51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color="#000000" fo:font-style="normal" fo:font-weight="normal" officeooo:rsid="038fe3c0" officeooo:paragraph-rsid="0395a3de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color="#000000" fo:font-style="normal" fo:font-weight="normal" officeooo:rsid="038fe3c0" officeooo:paragraph-rsid="03c83fb4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color="#000000" fo:font-size="18pt" fo:font-style="normal" fo:font-weight="normal" officeooo:rsid="0393d795" officeooo:paragraph-rsid="03c83fb4" style:font-size-asian="18pt" style:font-style-asian="normal" style:font-weight-asian="normal" style:font-size-complex="18pt" style:font-style-complex="normal" style:font-weight-complex="normal"/>
    </style:style>
    <style:style style:name="P50" style:family="paragraph" style:parent-style-name="Standard">
      <style:text-properties fo:color="#000000" fo:font-size="18pt" fo:font-style="normal" fo:font-weight="bold" officeooo:rsid="0393d795" officeooo:paragraph-rsid="03c27e9f" style:font-size-asian="18pt" style:font-style-asian="normal" style:font-weight-asian="bold" style:font-size-complex="18pt" style:font-style-complex="normal" style:font-weight-complex="bold"/>
    </style:style>
    <style:style style:name="P51" style:family="paragraph" style:parent-style-name="Standard">
      <style:text-properties fo:color="#000000" fo:font-size="18pt" fo:font-style="normal" fo:font-weight="bold" officeooo:rsid="0393d795" officeooo:paragraph-rsid="0395a3de" style:font-size-asian="18pt" style:font-style-asian="normal" style:font-weight-asian="bold" style:font-size-complex="18pt" style:font-style-complex="normal" style:font-weight-complex="bold"/>
    </style:style>
    <style:style style:name="P52" style:family="paragraph" style:parent-style-name="Standard">
      <style:text-properties fo:color="#000000" fo:font-size="18pt" fo:font-style="normal" fo:font-weight="bold" officeooo:rsid="0393d795" officeooo:paragraph-rsid="03990ba3" style:font-size-asian="18pt" style:font-style-asian="normal" style:font-weight-asian="bold" style:font-size-complex="18pt" style:font-style-complex="normal" style:font-weight-complex="bold"/>
    </style:style>
    <style:style style:name="P53" style:family="paragraph" style:parent-style-name="Standard">
      <style:text-properties fo:color="#000000" fo:font-size="18pt" fo:font-style="normal" fo:font-weight="bold" officeooo:rsid="039acc27" officeooo:paragraph-rsid="03990ba3" style:font-size-asian="18pt" style:font-style-asian="normal" style:font-weight-asian="bold" style:font-size-complex="18pt" style:font-style-complex="normal" style:font-weight-complex="bold"/>
    </style:style>
    <style:style style:name="P54" style:family="paragraph" style:parent-style-name="Standard">
      <style:text-properties fo:color="#000000" fo:font-size="18pt" fo:font-style="normal" fo:font-weight="bold" officeooo:rsid="03e7b646" officeooo:paragraph-rsid="03e7b646" style:font-size-asian="18pt" style:font-style-asian="normal" style:font-weight-asian="bold" style:font-size-complex="18pt" style:font-style-complex="normal" style:font-weight-complex="bold"/>
    </style:style>
    <style:style style:name="P55" style:family="paragraph" style:parent-style-name="Standard">
      <style:text-properties fo:color="#000000" fo:font-size="12pt" fo:font-style="normal" fo:font-weight="bold" officeooo:rsid="039acc27" officeooo:paragraph-rsid="03990ba3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 style:list-style-name="L7">
      <style:text-properties fo:color="#000000" fo:font-size="12pt" fo:font-style="normal" fo:font-weight="normal" officeooo:rsid="03b9cd92" officeooo:paragraph-rsid="03b909eb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color="#000000" fo:font-size="12pt" fo:font-style="normal" fo:font-weight="normal" officeooo:rsid="03caa5f8" officeooo:paragraph-rsid="03caa5f8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color="#000000" fo:font-size="12pt" fo:font-style="normal" fo:font-weight="normal" officeooo:rsid="03cc5881" officeooo:paragraph-rsid="03cc5881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color="#000000" fo:font-size="12pt" fo:font-style="normal" fo:font-weight="normal" officeooo:rsid="03cc5881" officeooo:paragraph-rsid="03cd7e1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color="#000000" fo:font-size="12pt" fo:font-style="normal" fo:font-weight="normal" officeooo:rsid="03dbbdef" officeooo:paragraph-rsid="03d4d8af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color="#000000" fo:font-size="12pt" fo:font-style="normal" fo:font-weight="normal" officeooo:rsid="03e7b646" officeooo:paragraph-rsid="03e848c3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font-variant="normal" fo:text-transform="none" fo:color="#000000" style:text-position="0% 100%" style:font-name="Liberation Serif" fo:font-size="18pt" fo:letter-spacing="-0.009cm" fo:font-style="normal" fo:font-weight="normal" officeooo:rsid="0393d795" officeooo:paragraph-rsid="03c27e9f" style:letter-kerning="false" fo:background-color="#ffffff" style:font-size-asian="18pt" style:font-style-asian="normal" style:font-weight-asian="normal" style:font-size-complex="18pt" style:font-style-complex="normal" style:font-weight-complex="normal" style:text-scale="100%"/>
    </style:style>
    <style:style style:name="P63" style:family="paragraph" style:parent-style-name="Standard">
      <style:text-properties fo:font-variant="normal" fo:text-transform="none" fo:color="#000000" style:text-position="0% 100%" style:font-name="Liberation Serif" fo:font-size="18pt" fo:letter-spacing="-0.009cm" fo:font-style="normal" fo:font-weight="normal" officeooo:rsid="0393d795" officeooo:paragraph-rsid="0395a3de" style:letter-kerning="false" fo:background-color="#ffffff" style:font-size-asian="18pt" style:font-style-asian="normal" style:font-weight-asian="normal" style:font-size-complex="18pt" style:font-style-complex="normal" style:font-weight-complex="normal" style:text-scale="100%"/>
    </style:style>
    <style:style style:name="P64" style:family="paragraph" style:parent-style-name="Standard">
      <style:text-properties fo:font-variant="normal" fo:text-transform="none" fo:color="#000000" style:text-position="0% 100%" style:font-name="Liberation Serif" fo:font-size="18pt" fo:letter-spacing="-0.009cm" fo:font-style="normal" fo:font-weight="normal" officeooo:rsid="0393d795" officeooo:paragraph-rsid="03990ba3" style:letter-kerning="false" fo:background-color="#ffffff" style:font-size-asian="18pt" style:font-style-asian="normal" style:font-weight-asian="normal" style:font-size-complex="18pt" style:font-style-complex="normal" style:font-weight-complex="normal" style:text-scale="100%"/>
    </style:style>
    <style:style style:name="P65" style:family="paragraph" style:parent-style-name="Standard" style:list-style-name="L11">
      <style:text-properties fo:font-variant="normal" fo:text-transform="none" fo:color="#000000" style:font-name="Liberation Serif" fo:font-size="12pt" fo:letter-spacing="normal" fo:font-style="normal" fo:font-weight="normal" officeooo:rsid="03e7b646" officeooo:paragraph-rsid="03e848c3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6">
      <style:text-properties officeooo:paragraph-rsid="039c7ff4"/>
    </style:style>
    <style:style style:name="P67" style:family="paragraph" style:parent-style-name="Standard" style:list-style-name="L6">
      <style:text-properties officeooo:rsid="039f0160" officeooo:paragraph-rsid="039f0160"/>
    </style:style>
    <style:style style:name="P68" style:family="paragraph" style:parent-style-name="Standard" style:list-style-name="L7">
      <style:text-properties officeooo:paragraph-rsid="03aa48ad"/>
    </style:style>
    <style:style style:name="P69" style:family="paragraph" style:parent-style-name="Standard" style:list-style-name="L7">
      <style:text-properties officeooo:paragraph-rsid="03aea32d"/>
    </style:style>
    <style:style style:name="P70" style:family="paragraph" style:parent-style-name="Standard" style:list-style-name="L7">
      <style:text-properties officeooo:rsid="03b4dddd" officeooo:paragraph-rsid="03b4dddd"/>
    </style:style>
    <style:style style:name="P71" style:family="paragraph" style:parent-style-name="Standard" style:list-style-name="L7">
      <style:text-properties officeooo:rsid="03b273a5" officeooo:paragraph-rsid="03b909eb"/>
    </style:style>
    <style:style style:name="P72" style:family="paragraph" style:parent-style-name="Standard" style:list-style-name="L7">
      <style:text-properties officeooo:rsid="03bc1ae0" officeooo:paragraph-rsid="03bc1ae0"/>
    </style:style>
    <style:style style:name="P73" style:family="paragraph" style:parent-style-name="Standard" style:list-style-name="L8">
      <style:text-properties officeooo:paragraph-rsid="03d4d8af"/>
    </style:style>
    <style:style style:name="P74" style:family="paragraph" style:parent-style-name="Standard" style:list-style-name="L9">
      <style:text-properties officeooo:paragraph-rsid="03d4d8af"/>
    </style:style>
    <style:style style:name="P75" style:family="paragraph" style:parent-style-name="Standard" style:list-style-name="L10">
      <style:text-properties officeooo:paragraph-rsid="03d4d8af"/>
    </style:style>
    <style:style style:name="P76" style:family="paragraph" style:parent-style-name="Text_20_body">
      <style:paragraph-properties fo:margin-left="0cm" fo:margin-right="0cm" fo:orphans="2" fo:widows="2" fo:text-indent="0cm" style:auto-text-indent="false"/>
      <style:text-properties fo:color="#000000" fo:font-size="18pt" fo:font-style="normal" fo:font-weight="bold" officeooo:rsid="0393d795" style:font-size-asian="18pt" style:font-style-asian="normal" style:font-weight-asian="bold" style:font-size-complex="18pt" style:font-style-complex="normal" style:font-weight-complex="bold"/>
    </style:style>
    <style:style style:name="P77" style:family="paragraph" style:parent-style-name="Text_20_body">
      <style:paragraph-properties fo:margin-left="0cm" fo:margin-right="0cm" fo:orphans="2" fo:widows="2" fo:text-indent="0cm" style:auto-text-indent="false"/>
      <style:text-properties fo:color="#000000" fo:font-size="18pt" fo:font-style="normal" fo:font-weight="bold" officeooo:rsid="0393d795" officeooo:paragraph-rsid="03caa5f8" style:font-size-asian="18pt" style:font-style-asian="normal" style:font-weight-asian="bold" style:font-size-complex="18pt" style:font-style-complex="normal" style:font-weight-complex="bold"/>
    </style:style>
    <style:style style:name="P78" style:family="paragraph" style:parent-style-name="Text_20_body">
      <style:paragraph-properties fo:margin-left="0cm" fo:margin-right="0cm" fo:orphans="2" fo:widows="2" fo:text-indent="0cm" style:auto-text-indent="false"/>
      <style:text-properties fo:color="#000000" fo:font-size="18pt" fo:font-style="normal" fo:font-weight="normal" officeooo:rsid="0393d795" officeooo:paragraph-rsid="03caa5f8" style:font-size-asian="18pt" style:font-style-asian="normal" style:font-weight-asian="normal" style:font-size-complex="18pt" style:font-style-complex="normal" style:font-weight-complex="normal"/>
    </style:style>
    <style:style style:name="P7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3c83fb4" style:font-size-asian="12pt" style:font-size-complex="12pt"/>
    </style:style>
    <style:style style:name="P80" style:family="paragraph" style:parent-style-name="Text_20_body" style:list-style-name="L12">
      <style:paragraph-properties fo:margin-top="0cm" fo:margin-bottom="0cm" loext:contextual-spacing="false" style:line-height-at-least="0.318cm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3e848c3" style:font-size-asian="12pt" style:font-size-complex="12pt"/>
    </style:style>
    <style:style style:name="P81" style:family="paragraph" style:parent-style-name="Text_20_body" style:list-style-name="L13">
      <style:paragraph-properties fo:margin-top="0cm" fo:margin-bottom="0cm" loext:contextual-spacing="false" style:line-height-at-least="0.318cm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3e848c3" style:font-size-asian="12pt" style:font-size-complex="12pt"/>
    </style:style>
    <style:style style:name="P82" style:family="paragraph" style:parent-style-name="Text_20_body" style:list-style-name="L14">
      <style:paragraph-properties fo:margin-top="0cm" fo:margin-bottom="0cm" loext:contextual-spacing="false" style:line-height-at-least="0.318cm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3e848c3" style:font-size-asian="12pt" style:font-size-complex="12pt"/>
    </style:style>
    <style:style style:name="P83" style:family="paragraph" style:parent-style-name="Frame_20_contents" style:list-style-name="L1">
      <style:text-properties officeooo:paragraph-rsid="038fe3c0"/>
    </style:style>
    <style:style style:name="P84" style:family="paragraph" style:parent-style-name="Frame_20_contents" style:list-style-name="L1">
      <style:text-properties fo:color="#000000" fo:font-style="normal" fo:font-weight="normal" officeooo:rsid="03241af8" officeooo:paragraph-rsid="038fe3c0" style:font-style-asian="normal" style:font-weight-asian="normal" style:font-style-complex="normal" style:font-weight-complex="normal"/>
    </style:style>
    <style:style style:name="P85" style:family="paragraph" style:parent-style-name="Frame_20_contents">
      <style:text-properties fo:color="#000000" fo:font-style="normal" fo:font-weight="normal" officeooo:rsid="03241af8" officeooo:paragraph-rsid="038fe3c0" style:font-style-asian="normal" style:font-weight-asian="normal" style:font-style-complex="normal" style:font-weight-complex="normal"/>
    </style:style>
    <style:style style:name="P86" style:family="paragraph" style:parent-style-name="Frame_20_contents">
      <style:text-properties fo:color="#000000" fo:font-style="normal" fo:font-weight="normal" officeooo:rsid="038d5c81" officeooo:paragraph-rsid="038fe3c0" style:font-style-asian="normal" style:font-weight-asian="normal" style:font-style-complex="normal" style:font-weight-complex="normal"/>
    </style:style>
    <style:style style:name="P87" style:family="paragraph" style:parent-style-name="Frame_20_contents">
      <style:text-properties fo:color="#000000" style:font-name="Liberation Serif" fo:font-size="12pt" fo:font-style="normal" fo:font-weight="normal" officeooo:rsid="03241af8" officeooo:paragraph-rsid="03c5ba51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Frame_20_contents" style:list-style-name="L2">
      <style:text-properties officeooo:paragraph-rsid="038fe3c0"/>
    </style:style>
    <style:style style:name="P89" style:family="paragraph" style:parent-style-name="Frame_20_contents" style:list-style-name="L3">
      <style:text-properties officeooo:paragraph-rsid="038fe3c0"/>
    </style:style>
    <style:style style:name="P90" style:family="paragraph" style:parent-style-name="Frame_20_contents" style:list-style-name="L5">
      <style:text-properties fo:font-variant="normal" fo:text-transform="none" fo:color="#000000" style:font-name="Liberation Serif" fo:font-size="12pt" fo:letter-spacing="normal" fo:font-style="normal" fo:font-weight="normal" officeooo:rsid="03241af8" officeooo:paragraph-rsid="038fe3c0" style:font-size-asian="12pt" style:font-size-complex="12pt"/>
    </style:style>
    <style:style style:name="P91" style:family="paragraph" style:parent-style-name="Table_20_Contents">
      <style:text-properties fo:font-size="12pt" officeooo:rsid="039565a5" officeooo:paragraph-rsid="03c27e9f" style:font-size-asian="12pt" style:font-size-complex="12pt"/>
    </style:style>
    <style:style style:name="P92" style:family="paragraph" style:parent-style-name="Table_20_Contents">
      <style:text-properties fo:font-size="12pt" officeooo:rsid="039565a5" officeooo:paragraph-rsid="0395a3de" style:font-size-asian="12pt" style:font-size-complex="12pt"/>
    </style:style>
    <style:style style:name="P93" style:family="paragraph" style:parent-style-name="Table_20_Contents">
      <style:text-properties fo:font-size="12pt" officeooo:rsid="039565a5" officeooo:paragraph-rsid="03990ba3" style:font-size-asian="12pt" style:font-size-complex="12pt"/>
    </style:style>
    <style:style style:name="P94" style:family="paragraph" style:parent-style-name="Table_20_Contents">
      <style:text-properties fo:font-size="18pt" officeooo:rsid="039746eb" officeooo:paragraph-rsid="039acc27" style:font-size-asian="18pt" style:font-size-complex="18pt"/>
    </style:style>
    <style:style style:name="P95" style:family="paragraph">
      <loext:graphic-properties draw:fill="none" draw:fill-color="#ffffff"/>
      <style:text-properties fo:font-size="14pt" style:font-size-asian="14pt" style:font-size-complex="14pt"/>
    </style:style>
    <style:style style:name="P96" style:family="paragraph">
      <loext:graphic-properties draw:fill="none" draw:fill-color="#ffffff"/>
      <style:text-properties fo:font-size="12pt"/>
    </style:style>
    <style:style style:name="T1" style:family="text">
      <style:text-properties fo:color="#000000"/>
    </style:style>
    <style:style style:name="T2" style:family="text">
      <style:text-properties fo:color="#000000" fo:font-weight="normal" officeooo:rsid="0395a3de" style:font-weight-asian="normal" style:font-weight-complex="normal"/>
    </style:style>
    <style:style style:name="T3" style:family="text">
      <style:text-properties fo:color="#000000" fo:font-weight="normal" officeooo:rsid="03990ba3" style:font-weight-asian="normal" style:font-weight-complex="normal"/>
    </style:style>
    <style:style style:name="T4" style:family="text">
      <style:text-properties fo:color="#000000" style:text-position="super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officeooo:rsid="038fe3c0"/>
    </style:style>
    <style:style style:name="T6" style:family="text">
      <style:text-properties fo:color="#000000" fo:font-style="normal" fo:font-weight="normal" officeooo:rsid="03241af8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38c12fa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fo:font-weight="normal" officeooo:rsid="038fe3c0" style:font-style-asian="normal" style:font-weight-asian="normal" style:font-style-complex="normal" style:font-weight-complex="normal"/>
    </style:style>
    <style:style style:name="T9" style:family="text">
      <style:text-properties fo:color="#000000" fo:font-style="normal" fo:font-weight="normal" officeooo:rsid="038d5c81" style:font-style-asian="normal" style:font-weight-asian="normal" style:font-style-complex="normal" style:font-weight-complex="normal"/>
    </style:style>
    <style:style style:name="T10" style:family="text">
      <style:text-properties fo:color="#000000" fo:font-style="normal" fo:font-weight="normal" officeooo:rsid="038d7cfc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38f00c7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3903d53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392557e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style:font-style-asian="normal" style:font-style-complex="normal"/>
    </style:style>
    <style:style style:name="T15" style:family="text">
      <style:text-properties fo:color="#000000" fo:font-style="normal" officeooo:rsid="03e7b646" style:font-style-asian="normal" style:font-style-complex="normal"/>
    </style:style>
    <style:style style:name="T16" style:family="text">
      <style:text-properties fo:color="#000000" officeooo:rsid="0393d795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fo:font-size="12pt" fo:font-style="normal" fo:font-weight="normal" officeooo:rsid="0392557e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fo:font-size="12pt" fo:font-style="normal" fo:font-weight="normal" officeooo:rsid="039acc27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fo:font-size="12pt" fo:font-style="normal" fo:font-weight="normal" officeooo:rsid="03a49618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fo:font-size="12pt" fo:font-style="normal" fo:font-weight="normal" officeooo:rsid="03a49e7a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fo:font-size="12pt" fo:font-style="normal" fo:font-weight="normal" officeooo:rsid="03a54603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fo:font-size="12pt" fo:font-style="normal" fo:font-weight="normal" officeooo:rsid="03a70603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fo:font-size="12pt" fo:font-style="normal" fo:font-weight="normal" officeooo:rsid="03a9eae9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fo:font-size="12pt" fo:font-style="normal" fo:font-weight="normal" officeooo:rsid="03aa48ad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fo:font-size="12pt" fo:font-style="normal" fo:font-weight="normal" officeooo:rsid="03ab1f8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fo:font-size="12pt" fo:font-style="normal" fo:font-weight="normal" officeooo:rsid="03ab2353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fo:font-size="12pt" fo:font-style="normal" fo:font-weight="normal" officeooo:rsid="03add982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fo:font-size="12pt" fo:font-style="normal" fo:font-weight="normal" officeooo:rsid="03aea32d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fo:font-size="12pt" fo:font-style="normal" fo:font-weight="normal" officeooo:rsid="03b4dddd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fo:font-size="12pt" fo:font-style="normal" fo:font-weight="normal" officeooo:rsid="03b58a5d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fo:font-size="12pt" fo:font-style="normal" fo:font-weight="normal" officeooo:rsid="03b71a52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fo:font-size="12pt" fo:font-style="normal" fo:font-weight="normal" officeooo:rsid="03b909eb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fo:font-size="12pt" fo:font-style="normal" fo:font-weight="normal" officeooo:rsid="03b9cd92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fo:font-size="12pt" fo:font-style="normal" fo:font-weight="normal" officeooo:rsid="03bc14ec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fo:font-size="12pt" fo:font-style="normal" fo:font-weight="normal" officeooo:rsid="03bc1ae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fo:font-size="12pt" fo:font-style="normal" fo:font-weight="normal" officeooo:rsid="03c02dd3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fo:font-size="12pt" fo:font-style="normal" fo:font-weight="normal" officeooo:rsid="03c21981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fo:font-size="12pt" fo:font-style="normal" fo:font-weight="normal" officeooo:rsid="039acc27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fo:font-size="12pt" fo:font-style="normal" fo:font-weight="normal" officeooo:rsid="039c7ff4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fo:font-size="12pt" fo:font-style="normal" fo:font-weight="normal" officeooo:rsid="039d4479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fo:font-size="12pt" fo:font-style="normal" fo:font-weight="normal" officeooo:rsid="03d00f5d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fo:font-size="12pt" fo:font-style="normal" fo:font-weight="normal" officeooo:rsid="03d19247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fo:font-size="12pt" fo:font-style="normal" fo:font-weight="normal" officeooo:rsid="03d22e49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fo:font-size="12pt" fo:font-style="normal" fo:font-weight="normal" officeooo:rsid="03d2f981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font-style="normal" fo:font-weight="normal" officeooo:rsid="03d6a978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fo:font-size="12pt" fo:font-style="normal" fo:font-weight="normal" officeooo:rsid="03d556ad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fo:font-size="12pt" fo:font-style="normal" fo:font-weight="normal" officeooo:rsid="03d4d7da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fo:font-size="12pt" fo:font-style="normal" fo:font-weight="normal" officeooo:rsid="03d7222c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fo:font-size="12pt" fo:font-style="normal" fo:font-weight="normal" officeooo:rsid="03d88812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fo:font-size="12pt" fo:font-style="normal" fo:font-weight="normal" officeooo:rsid="03d9582b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fo:font-size="12pt" fo:font-style="normal" fo:font-weight="normal" officeooo:rsid="03daf207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fo:font-size="12pt" fo:font-style="normal" fo:font-weight="normal" officeooo:rsid="03dbbdef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fo:font-size="12pt" fo:font-style="normal" fo:font-weight="bold" officeooo:rsid="039acc27" style:font-size-asian="10.5pt" style:font-style-asian="normal" style:font-weight-asian="bold" style:font-size-complex="12pt" style:font-style-complex="normal" style:font-weight-complex="bold"/>
    </style:style>
    <style:style style:name="T56" style:family="text">
      <style:text-properties fo:color="#000000" officeooo:rsid="039acc27"/>
    </style:style>
    <style:style style:name="T57" style:family="text">
      <style:text-properties fo:color="#000000" officeooo:rsid="03caa5f8"/>
    </style:style>
    <style:style style:name="T58" style:family="text">
      <style:text-properties fo:color="#000000" officeooo:rsid="03cd7e13"/>
    </style:style>
    <style:style style:name="T59" style:family="text">
      <style:text-properties fo:color="#000000" officeooo:rsid="03e39a39"/>
    </style:style>
    <style:style style:name="T60" style:family="text">
      <style:text-properties fo:color="#000000" officeooo:rsid="03e47537"/>
    </style:style>
    <style:style style:name="T61" style:family="text">
      <style:text-properties fo:color="#000000" fo:font-size="18pt" fo:font-style="normal" fo:font-weight="bold" officeooo:rsid="039acc27" style:font-size-asian="18pt" style:font-style-asian="normal" style:font-weight-asian="bold" style:font-size-complex="18pt" style:font-style-complex="normal" style:font-weight-complex="bold"/>
    </style:style>
    <style:style style:name="T62" style:family="text">
      <style:text-properties fo:color="#000000" fo:font-size="18pt" fo:font-style="normal" fo:font-weight="bold" officeooo:rsid="03e7b646" style:font-size-asian="18pt" style:font-style-asian="normal" style:font-weight-asian="bold" style:font-size-complex="18pt" style:font-style-complex="normal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3a0234e" style:font-weight-asian="bold" style:font-weight-complex="bold"/>
    </style:style>
    <style:style style:name="T65" style:family="text">
      <style:text-properties style:text-position="super 58%"/>
    </style:style>
    <style:style style:name="T66" style:family="text">
      <style:text-properties officeooo:rsid="03951964"/>
    </style:style>
    <style:style style:name="T67" style:family="text">
      <style:text-properties fo:font-size="18pt" officeooo:rsid="039565a5" style:font-size-asian="18pt" style:font-size-complex="18pt"/>
    </style:style>
    <style:style style:name="T68" style:family="text">
      <style:text-properties fo:font-size="18pt" officeooo:rsid="039746eb" style:font-size-asian="18pt" style:font-size-complex="18pt"/>
    </style:style>
    <style:style style:name="T69" style:family="text">
      <style:text-properties fo:font-size="18pt" officeooo:rsid="03990ba3" style:font-size-asian="18pt" style:font-size-complex="18pt"/>
    </style:style>
    <style:style style:name="T70" style:family="text">
      <style:text-properties officeooo:rsid="039746eb"/>
    </style:style>
    <style:style style:name="T71" style:family="text">
      <style:text-properties officeooo:rsid="03988aab"/>
    </style:style>
    <style:style style:name="T72" style:family="text">
      <style:text-properties officeooo:rsid="03990ba3"/>
    </style:style>
    <style:style style:name="T73" style:family="text">
      <style:text-properties officeooo:rsid="03a2f2bc"/>
    </style:style>
    <style:style style:name="T74" style:family="text">
      <style:text-properties officeooo:rsid="039efa59"/>
    </style:style>
    <style:style style:name="T75" style:family="text">
      <style:text-properties officeooo:rsid="03a0234e"/>
    </style:style>
    <style:style style:name="T76" style:family="text">
      <style:text-properties fo:font-size="14pt" style:font-size-asian="14pt" style:font-size-complex="14pt"/>
    </style:style>
    <style:style style:name="T77" style:family="text">
      <style:text-properties fo:font-size="12pt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 draw:shadow-opacity="100%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51cm" svg:y="0.674cm" svg:width="17.875cm" draw:z-index="0"><draw:text-box fo:min-height="25.026cm"><text:list xml:id="list8918550614018400824" text:style-name="L1"><text:list-header><text:p text:style-name="P84"/></text:list-header><text:list-item><text:p text:style-name="P83"><text:span text:style-name="T6">First </text:span><text:span text:style-name="T7">we</text:span><text:span text:style-name="T6"> estimate of the CPU burst lengths in the testloop.c program. <text:s/>This </text:span><text:span text:style-name="T7">is</text:span><text:span text:style-name="T6"> done by running</text:span><text:span text:style-name="T7"> </text:span><text:span text:style-name="T8">ba</text:span><text:span text:style-name="T7">tch1 with algorithm-1 and by taking </text:span><text:span text:style-name="T6">the average of these burst lengths </text:span><text:span text:style-name="T9">By this we get <text:s/></text:span></text:p></text:list-item></text:list><text:p text:style-name="P86"><text:tab/><text:tab/><text:tab/><text:tab/></text:p><text:list xml:id="list207516090991977384" text:style-name="L2"><text:list-item><text:p text:style-name="P88"><text:span text:style-name="T6">A </text:span><text:span text:style-name="T9">= 124.3</text:span></text:p></text:list-item></text:list><text:p text:style-name="P85"><text:tab/></text:p><text:list xml:id="list5462159820759565423" text:style-name="L3"><text:list-item><text:p text:style-name="P89"><text:span text:style-name="T10">Q1 = </text:span><text:span text:style-name="T11">31 , Q2 = 62 , Q3 = 93</text:span></text:p></text:list-item></text:list><text:p text:style-name="P85"><text:tab/></text:p><text:p text:style-name="P87"/><text:list xml:id="list3398403688873265205" text:style-name="L4"><text:list-item><text:p text:style-name="P44"><text:span text:style-name="T6">Next, </text:span><text:span text:style-name="T13">we </text:span><text:span text:style-name="T18">have</text:span><text:span text:style-name="T13"> to </text:span><text:span text:style-name="T6">find out the minimum value of the quantum that offers the maximum achievable CPU utilization for testloop. </text:span></text:p></text:list-item></text:list><text:p text:style-name="P46"/><text:list xml:id="list7737106148324619728" text:style-name="L5"><text:list-item><text:p text:style-name="P90">We generated a set of values for CPU utilization by varying the values of Q4 in a preemptive</text:p></text:list-item></text:list><text:p text:style-name="P12"><text:tab/>round robin fashion order for testloop.c(Batch1).On observing the values of the data obtained<text:tab/>we came to know that the lower the value of Q4 gets the higher CPU utilization it generated.</text:p><text:p text:style-name="P12"><text:tab/>As we go on to decrease the value of Q4 there came a point below which the system is getting<text:tab/>crashed , the value of Q4 at that point came to be (11) because it is given that a quanta of<text:tab/><text:tab/>10 is utilised in a context switch which implies that Q4 cannot be less than 10.</text:p><text:p text:style-name="P76"><text:tab/></text:p><text:p text:style-name="P77"><text:tab/></text:p><table:table table:name="Table6" table:style-name="Table6"><table:table-column table:style-name="Table6.A"/><table:table-column table:style-name="Table6.B"/><table:table-header-rows><table:table-row table:style-name="Table6.1"><table:table-cell table:style-name="Table6.A1" office:value-type="string"><text:p text:style-name="P43"><text:s text:c="34"/><text:span text:style-name="T74">Q4</text:span></text:p></table:table-cell><table:table-cell table:style-name="Table6.B1" office:value-type="string"><text:p text:style-name="P43"><text:s text:c="24"/><text:span text:style-name="T74">CPU Utilization</text:span></text:p></table:table-cell></table:table-row></table:table-header-rows><table:table-row><table:table-cell table:style-name="Table6.A2" office:value-type="string"><text:p text:style-name="P42"><text:s text:c="34"/><text:span text:style-name="T74">11</text:span></text:p></table:table-cell><table:table-cell table:style-name="Table6.B2" office:value-type="string"><text:p text:style-name="P42"><text:s text:c="26"/><text:span text:style-name="T74">70.602497%</text:span></text:p></table:table-cell></table:table-row><table:table-row><table:table-cell table:style-name="Table6.A2" office:value-type="string"><text:p text:style-name="P42"><text:s text:c="34"/><text:span text:style-name="T74">20</text:span></text:p></table:table-cell><table:table-cell table:style-name="Table6.B2" office:value-type="string"><text:p text:style-name="P42"><text:s text:c="26"/><text:span text:style-name="T74">65.962597%</text:span></text:p></table:table-cell></table:table-row><table:table-row><table:table-cell table:style-name="Table6.A2" office:value-type="string"><text:p text:style-name="P42"><text:s text:c="34"/><text:span text:style-name="T74">25</text:span></text:p></table:table-cell><table:table-cell table:style-name="Table6.B2" office:value-type="string"><text:p text:style-name="P42"><text:s text:c="26"/><text:span text:style-name="T74">64.18507%</text:span></text:p></table:table-cell></table:table-row><table:table-row><table:table-cell table:style-name="Table6.A2" office:value-type="string"><text:p text:style-name="P42"><text:s text:c="34"/><text:span text:style-name="T74">30</text:span></text:p></table:table-cell><table:table-cell table:style-name="Table6.B2" office:value-type="string"><text:p text:style-name="P42"><text:s text:c="26"/><text:span text:style-name="T74">62.792934%</text:span></text:p></table:table-cell></table:table-row><table:table-row><table:table-cell table:style-name="Table6.A2" office:value-type="string"><text:p text:style-name="P42"><text:s text:c="34"/><text:span text:style-name="T74">35</text:span></text:p></table:table-cell><table:table-cell table:style-name="Table6.B2" office:value-type="string"><text:p text:style-name="P42"><text:s text:c="26"/><text:span text:style-name="T74">62.722934%</text:span></text:p></table:table-cell></table:table-row><table:table-row><table:table-cell table:style-name="Table6.A2" office:value-type="string"><text:p text:style-name="P42"><text:s text:c="34"/><text:span text:style-name="T74">40</text:span></text:p></table:table-cell><table:table-cell table:style-name="Table6.B2" office:value-type="string"><text:p text:style-name="P42"><text:s text:c="27"/><text:span text:style-name="T74">61.836236%</text:span></text:p></table:table-cell></table:table-row><table:table-row><table:table-cell table:style-name="Table6.A2" office:value-type="string"><text:p text:style-name="P42"><text:s text:c="35"/><text:span text:style-name="T74">50</text:span></text:p></table:table-cell><table:table-cell table:style-name="Table6.B2" office:value-type="string"><text:p text:style-name="P42"><text:s text:c="27"/><text:span text:style-name="T74">61.239949%</text:span></text:p></table:table-cell></table:table-row><table:table-row><table:table-cell table:style-name="Table6.A2" office:value-type="string"><text:p text:style-name="P42"><text:s text:c="35"/><text:span text:style-name="T74">55</text:span></text:p></table:table-cell><table:table-cell table:style-name="Table6.B2" office:value-type="string"><text:p text:style-name="P42"><text:s text:c="27"/><text:span text:style-name="T74">61.052582%</text:span></text:p></table:table-cell></table:table-row><table:table-row><table:table-cell table:style-name="Table6.A2" office:value-type="string"><text:p text:style-name="P42"><text:s text:c="35"/><text:span text:style-name="T74">60</text:span></text:p></table:table-cell><table:table-cell table:style-name="Table6.B2" office:value-type="string"><text:p text:style-name="P42"><text:s text:c="27"/><text:span text:style-name="T74">60.513588%</text:span></text:p></table:table-cell></table:table-row><table:table-row><table:table-cell table:style-name="Table6.A2" office:value-type="string"><text:p text:style-name="P42"><text:s text:c="35"/><text:span text:style-name="T74">65</text:span></text:p></table:table-cell><table:table-cell table:style-name="Table6.B2" office:value-type="string"><text:p text:style-name="P42"><text:s text:c="27"/><text:span text:style-name="T74">60.541324%</text:span></text:p></table:table-cell></table:table-row></table:table><text:p text:style-name="P78"/></draw:text-box></draw:frame><draw:frame text:anchor-type="paragraph" draw:z-index="2" draw:name="Shape1" draw:style-name="gr2" draw:text-style-name="P96" svg:width="17.652cm" svg:height="0.754cm" svg:x="0.201cm" svg:y="0.115cm"><draw:text-box><text:p><text:span text:style-name="T77"><text:s/></text:span><text:span text:style-name="T77">N SAI HARSHA <text:s text:c="2"/>- <text:s/>14408 <text:s text:c="5"/>ABHISHEK GUNDA <text:s/>- <text:s/>14257 <text:s text:c="5"/>BHARGAV REDDY <text:s/>- <text:s/>14468</text:span></text:p></draw:text-box></draw:frame><draw:frame text:anchor-type="paragraph" draw:z-index="1" draw:name="Shape1" draw:style-name="gr1" draw:text-style-name="P95" svg:width="5.213cm" svg:height="0.63cm" svg:x="5.373cm" svg:y="-0.988cm"><draw:text-box><text:p><text:span text:style-name="T76">CS330 –ASSIGNMENT2</text:span></text:p></draw:text-box></draw:frame></text:p>
      <text:p text:style-name="Standard"><draw:frame draw:style-name="fr1" draw:name="Frame4" text:anchor-type="paragraph" svg:x="-0.51cm" svg:y="-0.623cm" svg:width="18.073cm" draw:z-index="5"><draw:text-box fo:min-height="27.069cm"><text:p text:style-name="P47"/><text:p text:style-name="P13">Explanation :</text:p><text:p text:style-name="P13"><text:tab/>CPU Utilization depends mainly on the time spent in running combined with the time for doing<text:tab/>context switches. As we know that if the value of Q4 is less then the context switches<text:tab/>occuring in the process must be high.So in our problem as the testloop.c running time is same<text:tab/>for all processes irrespective of Q4 the utilization mainly depends on the number of context<text:tab/>switches occured during the process which are high if the value of Q4 is less and as the<text:tab/>minimum quanta required for a context switch is 10 implies that Q4 =11 has the highest CPU<text:tab/>utilization.</text:p><text:p text:style-name="P13"><text:tab/>Theoritically it can be said that the maximum utilization of CPU occurs at (Q4 = 11) but it is <text:tab/>given that the Q4 should be atleast 20 which made us to choose the value 20 for the maximum <text:tab/>utilization.</text:p><text:list xml:id="list180154065336997" text:continue-list="list3398403688873265205" text:style-name="L4"><text:list-item><text:list><text:list-item><text:list><text:list-item><text:list><text:list-item><text:list><text:list-item><text:list><text:list-item><text:p text:style-name="P45"><text:span text:style-name="T6">Q4 = 20 </text:span><text:span text:style-name="T8">( As the minimum allowed value </text:span><text:span text:style-name="T12">is 20 </text:span><text:span text:style-name="T8">)</text:span></text:p></text:list-item></text:list></text:list-item></text:list></text:list-item></text:list></text:list-item></text:list></text:list-item></text:list></text:list-item></text:list><text:p text:style-name="P48"/><text:p text:style-name="P49"><text:tab/></text:p><text:p text:style-name="P49"/><text:p text:style-name="P49"/><text:p text:style-name="P49"/><text:p text:style-name="P4"><text:span text:style-name="T5"><text:tab/><text:tab/><text:tab/><text:tab/></text:span><text:span text:style-name="T16">PART – I</text:span></text:p><text:p text:style-name="P50"><text:tab/></text:p><text:p text:style-name="P4"><text:span text:style-name="T16"><text:tab/></text:span><text:span text:style-name="T2">Batch1</text:span></text:p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31"><text:s text:c="32"/>Algo</text:p></table:table-cell><table:table-cell table:style-name="Table1.A1" office:value-type="string"><text:p text:style-name="P31">CPU Utilization</text:p></table:table-cell><table:table-cell table:style-name="Table1.C1" office:value-type="string"><text:p text:style-name="P31">Average Waiting Time</text:p></table:table-cell></table:table-row><table:table-row><table:table-cell table:style-name="Table1.A2" office:value-type="string"><text:p text:style-name="P28">Non-preemptive default NachOS scheduling</text:p></table:table-cell><table:table-cell table:style-name="Table1.A2" office:value-type="string"><text:p text:style-name="P19">56.283318 <text:s/></text:p></table:table-cell><table:table-cell table:style-name="Table1.C2" office:value-type="string"><text:p text:style-name="P36"><text:s/><text:span text:style-name="T67"><text:s/>24409.300000</text:span></text:p></table:table-cell></table:table-row><table:table-row><table:table-cell table:style-name="Table1.A2" office:value-type="string"><text:p text:style-name="P28">Non-preemp shortest next CPU burst 1<text:span text:style-name="T65">st</text:span> algorithm</text:p></table:table-cell><table:table-cell table:style-name="Table1.A2" office:value-type="string"><text:p text:style-name="P19">56.283318 <text:s/></text:p></table:table-cell><table:table-cell table:style-name="Table1.C2" office:value-type="string"><text:p text:style-name="P19"><text:s/>24409.300000</text:p></table:table-cell></table:table-row><table:table-row><table:table-cell table:style-name="Table1.A2" office:value-type="string"><text:p text:style-name="P28">Round-robin with Quanta = 3<text:span text:style-name="T66">1</text:span></text:p></table:table-cell><table:table-cell table:style-name="Table1.A2" office:value-type="string"><text:p text:style-name="P19">62.755076 <text:s/></text:p></table:table-cell><table:table-cell table:style-name="Table1.C2" office:value-type="string"><text:p text:style-name="P19"><text:s/>90656.600000</text:p></table:table-cell></table:table-row><table:table-row><table:table-cell table:style-name="Table1.A2" office:value-type="string"><text:p text:style-name="P28">Round-robin with Quanta = 6<text:span text:style-name="T66">2</text:span></text:p></table:table-cell><table:table-cell table:style-name="Table1.A2" office:value-type="string"><text:p text:style-name="P19">60.540901 <text:s/></text:p></table:table-cell><table:table-cell table:style-name="Table1.C2" office:value-type="string"><text:p text:style-name="P19"><text:s/>76483.500000</text:p></table:table-cell></table:table-row><table:table-row><table:table-cell table:style-name="Table1.A2" office:value-type="string"><text:p text:style-name="P28">Round-robin with Quanta = 9<text:span text:style-name="T66">3</text:span></text:p></table:table-cell><table:table-cell table:style-name="Table1.A2" office:value-type="string"><text:p text:style-name="P19">59.530872 <text:s/></text:p></table:table-cell><table:table-cell table:style-name="Table1.C2" office:value-type="string"><text:p text:style-name="P19"><text:s/>72893.300000</text:p></table:table-cell></table:table-row><table:table-row><table:table-cell table:style-name="Table1.A2" office:value-type="string"><text:p text:style-name="P28">Round-robin with Quanta = 2<text:span text:style-name="T66">0</text:span></text:p></table:table-cell><table:table-cell table:style-name="Table1.A2" office:value-type="string"><text:p text:style-name="P19">65.962597 <text:s/></text:p></table:table-cell><table:table-cell table:style-name="Table1.C2" office:value-type="string"><text:p text:style-name="P19"><text:s/>105936.400000</text:p></table:table-cell></table:table-row><table:table-row><table:table-cell table:style-name="Table1.A2" office:value-type="string"><text:p text:style-name="P28">UNIX scheduler with Quanta = 3<text:span text:style-name="T66">1</text:span></text:p></table:table-cell><table:table-cell table:style-name="Table1.A2" office:value-type="string"><text:p text:style-name="P19">63.036352 <text:s/></text:p></table:table-cell><table:table-cell table:style-name="Table1.C2" office:value-type="string"><text:p text:style-name="P19"><text:s/>90084.500000</text:p></table:table-cell></table:table-row><table:table-row><table:table-cell table:style-name="Table1.A2" office:value-type="string"><text:p text:style-name="P28">UNIX scheduler with Quanta = 6<text:span text:style-name="T66">2</text:span></text:p></table:table-cell><table:table-cell table:style-name="Table1.A2" office:value-type="string"><text:p text:style-name="P19">60.318333 <text:s/></text:p></table:table-cell><table:table-cell table:style-name="Table1.C2" office:value-type="string"><text:p text:style-name="P19"><text:s/>72874.600000</text:p></table:table-cell></table:table-row><table:table-row><table:table-cell table:style-name="Table1.A2" office:value-type="string"><text:p text:style-name="P28">UNIX scheduler with Quanta = 9<text:span text:style-name="T66">3</text:span></text:p></table:table-cell><table:table-cell table:style-name="Table1.A2" office:value-type="string"><text:p text:style-name="P19">59.597858 <text:s/></text:p></table:table-cell><table:table-cell table:style-name="Table1.C2" office:value-type="string"><text:p text:style-name="P19"><text:s/>75328.600000</text:p></table:table-cell></table:table-row><table:table-row><table:table-cell table:style-name="Table1.A2" office:value-type="string"><text:p text:style-name="P28">UNIX scheduler with Quanta = 20</text:p></table:table-cell><table:table-cell table:style-name="Table1.A2" office:value-type="string"><text:p text:style-name="P19">65.962597 <text:s/></text:p></table:table-cell><table:table-cell table:style-name="Table1.C2" office:value-type="string"><text:p text:style-name="P19"><text:s/>105937.400000</text:p></table:table-cell></table:table-row></table:table><text:p text:style-name="P62"/></draw:text-box></draw:frame><text:soft-page-break/></text:p>
      <text:p text:style-name="P1"><draw:frame draw:style-name="fr1" draw:name="Frame3" text:anchor-type="paragraph" svg:x="-0.51cm" svg:y="-0.623cm" svg:width="18.073cm" draw:z-index="3"><draw:text-box fo:min-height="27.069cm"><text:p text:style-name="P51"><text:tab/></text:p><text:p text:style-name="P2"><text:span text:style-name="T16"><text:tab/></text:span><text:span text:style-name="T2">Batch2 :</text:span></text:p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29"><text:s text:c="32"/>Algo</text:p></table:table-cell><table:table-cell table:style-name="Table2.A1" office:value-type="string"><text:p text:style-name="P29">CPU Utilization</text:p></table:table-cell><table:table-cell table:style-name="Table2.C1" office:value-type="string"><text:p text:style-name="P29">Average Waiting Time</text:p></table:table-cell></table:table-row><table:table-row><table:table-cell table:style-name="Table2.A2" office:value-type="string"><text:p text:style-name="P26">Non-preemptive default NachOS scheduling</text:p></table:table-cell><table:table-cell table:style-name="Table2.A2" office:value-type="string"><text:p text:style-name="P20">82.974849</text:p></table:table-cell><table:table-cell table:style-name="Table2.C2" office:value-type="string"><text:p text:style-name="P34"><text:s/><text:span text:style-name="T67"><text:s/></text:span><text:span text:style-name="T68">24355.300000</text:span></text:p></table:table-cell></table:table-row><table:table-row><table:table-cell table:style-name="Table2.A2" office:value-type="string"><text:p text:style-name="P26">Non-preemp shortest next CPU burst 1<text:span text:style-name="T65">st</text:span> algorithm</text:p></table:table-cell><table:table-cell table:style-name="Table2.A2" office:value-type="string"><text:p text:style-name="P17"><text:span text:style-name="T70">82.974849</text:span> </text:p></table:table-cell><table:table-cell table:style-name="Table2.C2" office:value-type="string"><text:p text:style-name="P17"><text:s/><text:span text:style-name="T70">24355.300000</text:span></text:p></table:table-cell></table:table-row><table:table-row><table:table-cell table:style-name="Table2.A2" office:value-type="string"><text:p text:style-name="P26">Round-robin with Quanta = 3<text:span text:style-name="T66">1</text:span></text:p></table:table-cell><table:table-cell table:style-name="Table2.A2" office:value-type="string"><text:p text:style-name="P20">87.785536</text:p></table:table-cell><table:table-cell table:style-name="Table2.C2" office:value-type="string"><text:p text:style-name="P17"><text:s/><text:span text:style-name="T70">85087.300000</text:span></text:p></table:table-cell></table:table-row><table:table-row><table:table-cell table:style-name="Table2.A2" office:value-type="string"><text:p text:style-name="P26">Round-robin with Quanta = 6<text:span text:style-name="T66">2</text:span></text:p></table:table-cell><table:table-cell table:style-name="Table2.A2" office:value-type="string"><text:p text:style-name="P17"><text:span text:style-name="T70">87.629778</text:span> </text:p></table:table-cell><table:table-cell table:style-name="Table2.C2" office:value-type="string"><text:p text:style-name="P17"><text:s/><text:span text:style-name="T70">77378.800000</text:span></text:p></table:table-cell></table:table-row><table:table-row><table:table-cell table:style-name="Table2.A2" office:value-type="string"><text:p text:style-name="P26">Round-robin with Quanta = 9<text:span text:style-name="T66">3</text:span></text:p></table:table-cell><table:table-cell table:style-name="Table2.A2" office:value-type="string"><text:p text:style-name="P17"><text:span text:style-name="T70">87.136490</text:span> </text:p></table:table-cell><table:table-cell table:style-name="Table2.C2" office:value-type="string"><text:p text:style-name="P17"><text:s/><text:span text:style-name="T70">72447.800000</text:span></text:p></table:table-cell></table:table-row><table:table-row><table:table-cell table:style-name="Table2.A2" office:value-type="string"><text:p text:style-name="P26">Round-robin with Quanta = 2<text:span text:style-name="T66">0</text:span></text:p></table:table-cell><table:table-cell table:style-name="Table2.A2" office:value-type="string"><text:p text:style-name="P20">88.807711</text:p></table:table-cell><table:table-cell table:style-name="Table2.C2" office:value-type="string"><text:p text:style-name="P17"><text:s/><text:span text:style-name="T70">97254.200000</text:span></text:p></table:table-cell></table:table-row><table:table-row><table:table-cell table:style-name="Table2.A2" office:value-type="string"><text:p text:style-name="P26">UNIX scheduler with Quanta = 3<text:span text:style-name="T66">1</text:span></text:p></table:table-cell><table:table-cell table:style-name="Table2.A2" office:value-type="string"><text:p text:style-name="P17"><text:span text:style-name="T70">89.187155</text:span> </text:p></table:table-cell><table:table-cell table:style-name="Table2.C2" office:value-type="string"><text:p text:style-name="P17"><text:s/><text:span text:style-name="T70">90463.300000</text:span></text:p></table:table-cell></table:table-row><table:table-row><table:table-cell table:style-name="Table2.A2" office:value-type="string"><text:p text:style-name="P26">UNIX scheduler with Quanta = 6<text:span text:style-name="T66">2</text:span></text:p></table:table-cell><table:table-cell table:style-name="Table2.A2" office:value-type="string"><text:p text:style-name="P21">87.327813</text:p></table:table-cell><table:table-cell table:style-name="Table2.C2" office:value-type="string"><text:p text:style-name="P16"><text:s/>72<text:span text:style-name="T71">244</text:span>.<text:span text:style-name="T71">5</text:span>00000</text:p></table:table-cell></table:table-row><table:table-row><table:table-cell table:style-name="Table2.A2" office:value-type="string"><text:p text:style-name="P26">UNIX scheduler with Quanta = 9<text:span text:style-name="T66">3</text:span></text:p></table:table-cell><table:table-cell table:style-name="Table2.A2" office:value-type="string"><text:p text:style-name="P20">86.744032</text:p></table:table-cell><table:table-cell table:style-name="Table2.C2" office:value-type="string"><text:p text:style-name="P17"><text:s/><text:span text:style-name="T70">72621.800000</text:span></text:p></table:table-cell></table:table-row><table:table-row><table:table-cell table:style-name="Table2.A2" office:value-type="string"><text:p text:style-name="P26">UNIX scheduler with Quanta = 20</text:p></table:table-cell><table:table-cell table:style-name="Table2.A2" office:value-type="string"><text:p text:style-name="P20">88.386110</text:p></table:table-cell><table:table-cell table:style-name="Table2.C2" office:value-type="string"><text:p text:style-name="P17"><text:s/><text:span text:style-name="T70">97055.500000</text:span></text:p></table:table-cell></table:table-row></table:table><text:p text:style-name="P63"/><text:p text:style-name="P63"/><text:p text:style-name="P52"><text:tab/></text:p><text:p text:style-name="P3"><text:span text:style-name="T16"><text:tab/></text:span><text:span text:style-name="T2">Batch</text:span><text:span text:style-name="T3">3</text:span><text:span text:style-name="T2"> :</text:span></text:p><table:table table:name="Table3" table:style-name="Table3"><table:table-column table:style-name="Table3.A"/><table:table-column table:style-name="Table3.B"/><table:table-column table:style-name="Table3.C"/><table:table-row><table:table-cell table:style-name="Table3.A1" office:value-type="string"><text:p text:style-name="P30"><text:s text:c="32"/>Algo</text:p></table:table-cell><table:table-cell table:style-name="Table3.A1" office:value-type="string"><text:p text:style-name="P30">CPU Utilization</text:p></table:table-cell><table:table-cell table:style-name="Table3.C1" office:value-type="string"><text:p text:style-name="P30">Average Waiting Time</text:p></table:table-cell></table:table-row><table:table-row><table:table-cell table:style-name="Table3.A2" office:value-type="string"><text:p text:style-name="P27">Non-preemptive default NachOS scheduling</text:p></table:table-cell><table:table-cell table:style-name="Table3.A2" office:value-type="string"><text:p text:style-name="P22">94.850203</text:p></table:table-cell><table:table-cell table:style-name="Table3.C2" office:value-type="string"><text:p text:style-name="P35"><text:s/><text:span text:style-name="T67"><text:s/></text:span><text:span text:style-name="T69">24355.300000</text:span></text:p></table:table-cell></table:table-row><table:table-row><table:table-cell table:style-name="Table3.A2" office:value-type="string"><text:p text:style-name="P27">Non-preemp shortest next CPU burst 1<text:span text:style-name="T65">st</text:span> algorithm</text:p></table:table-cell><table:table-cell table:style-name="Table3.A2" office:value-type="string"><text:p text:style-name="P22">94.850203</text:p></table:table-cell><table:table-cell table:style-name="Table3.C2" office:value-type="string"><text:p text:style-name="P35"><text:s/><text:span text:style-name="T67"><text:s/></text:span><text:span text:style-name="T69">24355.300000</text:span></text:p></table:table-cell></table:table-row><table:table-row><table:table-cell table:style-name="Table3.A2" office:value-type="string"><text:p text:style-name="P27">Round-robin with Quanta = 3<text:span text:style-name="T66">1</text:span></text:p></table:table-cell><table:table-cell table:style-name="Table3.A2" office:value-type="string"><text:p text:style-name="P22">98.614251</text:p></table:table-cell><table:table-cell table:style-name="Table3.C2" office:value-type="string"><text:p text:style-name="P18"><text:s/><text:span text:style-name="T72">85091.500000</text:span></text:p></table:table-cell></table:table-row><table:table-row><table:table-cell table:style-name="Table3.A2" office:value-type="string"><text:p text:style-name="P27">Round-robin with Quanta = 6<text:span text:style-name="T66">2</text:span></text:p></table:table-cell><table:table-cell table:style-name="Table3.A2" office:value-type="string"><text:p text:style-name="P22">99.214724</text:p></table:table-cell><table:table-cell table:style-name="Table3.C2" office:value-type="string"><text:p text:style-name="P22"><text:s/>77183.600000</text:p></table:table-cell></table:table-row><table:table-row><table:table-cell table:style-name="Table3.A2" office:value-type="string"><text:p text:style-name="P27">Round-robin with Quanta = 9<text:span text:style-name="T66">3</text:span></text:p></table:table-cell><table:table-cell table:style-name="Table3.A2" office:value-type="string"><text:p text:style-name="P22">98.411224</text:p></table:table-cell><table:table-cell table:style-name="Table3.C2" office:value-type="string"><text:p text:style-name="P22">71500.800000</text:p></table:table-cell></table:table-row><table:table-row><table:table-cell table:style-name="Table3.A2" office:value-type="string"><text:p text:style-name="P27">Round-robin with Quanta = 2<text:span text:style-name="T66">0</text:span></text:p></table:table-cell><table:table-cell table:style-name="Table3.A2" office:value-type="string"><text:p text:style-name="P22">98.142846</text:p></table:table-cell><table:table-cell table:style-name="Table3.C2" office:value-type="string"><text:p text:style-name="P22">97159.500000</text:p></table:table-cell></table:table-row><table:table-row><table:table-cell table:style-name="Table3.A2" office:value-type="string"><text:p text:style-name="P27">UNIX scheduler with Quanta = 3<text:span text:style-name="T66">1</text:span></text:p></table:table-cell><table:table-cell table:style-name="Table3.A2" office:value-type="string"><text:p text:style-name="P22">99.438372</text:p></table:table-cell><table:table-cell table:style-name="Table3.C2" office:value-type="string"><text:p text:style-name="P22">90140.000000</text:p></table:table-cell></table:table-row><table:table-row><table:table-cell table:style-name="Table3.A2" office:value-type="string"><text:p text:style-name="P27">UNIX scheduler with Quanta = 6<text:span text:style-name="T66">2</text:span></text:p></table:table-cell><table:table-cell table:style-name="Table3.A2" office:value-type="string"><text:p text:style-name="P22">98.974869</text:p></table:table-cell><table:table-cell table:style-name="Table3.C2" office:value-type="string"><text:p text:style-name="P22">76219.700000</text:p></table:table-cell></table:table-row><table:table-row><table:table-cell table:style-name="Table3.A2" office:value-type="string"><text:p text:style-name="P27">UNIX scheduler with Quanta = 9<text:span text:style-name="T66">3</text:span></text:p></table:table-cell><table:table-cell table:style-name="Table3.A2" office:value-type="string"><text:p text:style-name="P22">98.764200</text:p></table:table-cell><table:table-cell table:style-name="Table3.C2" office:value-type="string"><text:p text:style-name="P22">72248.000000</text:p></table:table-cell></table:table-row><table:table-row><table:table-cell table:style-name="Table3.A2" office:value-type="string"><text:p text:style-name="P27">UNIX scheduler with Quanta = 20</text:p></table:table-cell><table:table-cell table:style-name="Table3.A2" office:value-type="string"><text:p text:style-name="P22">97.932761</text:p></table:table-cell><table:table-cell table:style-name="Table3.C2" office:value-type="string"><text:p text:style-name="P22">97067.200000</text:p></table:table-cell></table:table-row></table:table><text:p text:style-name="P64"/><text:p text:style-name="P64"/><text:p text:style-name="P64"/></draw:text-box></draw:frame><text:soft-page-break/></text:p>
      <text:p text:style-name="P1"><draw:frame draw:style-name="fr1" draw:name="Frame2" text:anchor-type="paragraph" svg:x="-0.51cm" svg:y="-0.623cm" svg:width="18.073cm" draw:z-index="4"><draw:text-box fo:min-height="27.069cm"><text:p text:style-name="P51"><text:tab/></text:p><text:p text:style-name="P2"><text:span text:style-name="T16"><text:tab/></text:span><text:span text:style-name="T2">Batch</text:span><text:span text:style-name="T3">4</text:span><text:span text:style-name="T2"> :</text:span></text:p><table:table table:name="Table4" table:style-name="Table4"><table:table-column table:style-name="Table4.A"/><table:table-column table:style-name="Table4.B"/><table:table-column table:style-name="Table4.C"/><table:table-row><table:table-cell table:style-name="Table4.A1" office:value-type="string"><text:p text:style-name="P29"><text:s text:c="32"/>Algo</text:p></table:table-cell><table:table-cell table:style-name="Table4.A1" office:value-type="string"><text:p text:style-name="P29">CPU Utilization</text:p></table:table-cell><table:table-cell table:style-name="Table4.C1" office:value-type="string"><text:p text:style-name="P29">Average Waiting Time</text:p></table:table-cell></table:table-row><table:table-row><table:table-cell table:style-name="Table4.A2" office:value-type="string"><text:p text:style-name="P26">Non-preemptive default NachOS scheduling</text:p></table:table-cell><table:table-cell table:style-name="Table4.A2" office:value-type="string"><text:p text:style-name="P23">100.000000</text:p></table:table-cell><table:table-cell table:style-name="Table4.C2" office:value-type="string"><text:p text:style-name="P94">36577.000000 </text:p></table:table-cell></table:table-row><table:table-row><table:table-cell table:style-name="Table4.A2" office:value-type="string"><text:p text:style-name="P26">Non-preemp shortest next CPU burst 1<text:span text:style-name="T65">st</text:span> algorithm</text:p></table:table-cell><table:table-cell table:style-name="Table4.A2" office:value-type="string"><text:p text:style-name="P23">100.000000</text:p></table:table-cell><table:table-cell table:style-name="Table4.C2" office:value-type="string"><text:p text:style-name="P23">36577.000000</text:p></table:table-cell></table:table-row><table:table-row><table:table-cell table:style-name="Table4.A2" office:value-type="string"><text:p text:style-name="P26">Round-robin with Quanta = 3<text:span text:style-name="T66">1</text:span></text:p></table:table-cell><table:table-cell table:style-name="Table4.A2" office:value-type="string"><text:p text:style-name="P23">100.000000</text:p></table:table-cell><table:table-cell table:style-name="Table4.C2" office:value-type="string"><text:p text:style-name="P23">87417.300000</text:p></table:table-cell></table:table-row><table:table-row><table:table-cell table:style-name="Table4.A2" office:value-type="string"><text:p text:style-name="P26">Round-robin with Quanta = 6<text:span text:style-name="T66">2</text:span></text:p></table:table-cell><table:table-cell table:style-name="Table4.A2" office:value-type="string"><text:p text:style-name="P23">100.000000</text:p></table:table-cell><table:table-cell table:style-name="Table4.C2" office:value-type="string"><text:p text:style-name="P23">76356.600000</text:p></table:table-cell></table:table-row><table:table-row><table:table-cell table:style-name="Table4.A2" office:value-type="string"><text:p text:style-name="P26">Round-robin with Quanta = 9<text:span text:style-name="T66">3</text:span></text:p></table:table-cell><table:table-cell table:style-name="Table4.A2" office:value-type="string"><text:p text:style-name="P23">100.000000</text:p></table:table-cell><table:table-cell table:style-name="Table4.C2" office:value-type="string"><text:p text:style-name="P23">71115.300000</text:p></table:table-cell></table:table-row><table:table-row><table:table-cell table:style-name="Table4.A2" office:value-type="string"><text:p text:style-name="P26">Round-robin with Quanta = 2<text:span text:style-name="T66">0</text:span></text:p></table:table-cell><table:table-cell table:style-name="Table4.A2" office:value-type="string"><text:p text:style-name="P23">100.000000</text:p></table:table-cell><table:table-cell table:style-name="Table4.C2" office:value-type="string"><text:p text:style-name="P23">109588.000000</text:p></table:table-cell></table:table-row><table:table-row><table:table-cell table:style-name="Table4.A2" office:value-type="string"><text:p text:style-name="P26">UNIX scheduler with Quanta = 3<text:span text:style-name="T66">1</text:span></text:p></table:table-cell><table:table-cell table:style-name="Table4.A2" office:value-type="string"><text:p text:style-name="P23">100.000000</text:p></table:table-cell><table:table-cell table:style-name="Table4.C2" office:value-type="string"><text:p text:style-name="P23">87592.300000</text:p></table:table-cell></table:table-row><table:table-row><table:table-cell table:style-name="Table4.A2" office:value-type="string"><text:p text:style-name="P26">UNIX scheduler with Quanta = 6<text:span text:style-name="T66">2</text:span></text:p></table:table-cell><table:table-cell table:style-name="Table4.A2" office:value-type="string"><text:p text:style-name="P23">100.000000</text:p></table:table-cell><table:table-cell table:style-name="Table4.C2" office:value-type="string"><text:p text:style-name="P23">76808.600000</text:p></table:table-cell></table:table-row><table:table-row><table:table-cell table:style-name="Table4.A2" office:value-type="string"><text:p text:style-name="P26">UNIX scheduler with Quanta = 9<text:span text:style-name="T66">3</text:span></text:p></table:table-cell><table:table-cell table:style-name="Table4.A2" office:value-type="string"><text:p text:style-name="P23">100.000000</text:p></table:table-cell><table:table-cell table:style-name="Table4.C2" office:value-type="string"><text:p text:style-name="P23">71720.600000</text:p></table:table-cell></table:table-row><table:table-row><table:table-cell table:style-name="Table4.A2" office:value-type="string"><text:p text:style-name="P26">UNIX scheduler with Quanta = 20</text:p></table:table-cell><table:table-cell table:style-name="Table4.A2" office:value-type="string"><text:p text:style-name="P23">100.000000</text:p></table:table-cell><table:table-cell table:style-name="Table4.C2" office:value-type="string"><text:p text:style-name="P23">109597.000000</text:p></table:table-cell></table:table-row></table:table><text:p text:style-name="P63"/><text:p text:style-name="P63"/><text:p text:style-name="P52"><text:tab/></text:p><text:p text:style-name="P3"><text:span text:style-name="T16"><text:tab/></text:span><text:span text:style-name="T56">PART – II</text:span></text:p><text:p text:style-name="P55"/><text:list xml:id="list7416376991677308732" text:style-name="L6"><text:list-item><text:p text:style-name="P66"><text:span text:style-name="T40"><text:s/></text:span><text:span text:style-name="T41">Evaluating the difference between the two non-preemptive algorithms, using testloop4 and testloop5 programs </text:span><text:span text:style-name="T42">using batch 5.</text:span></text:p></text:list-item><text:list-item><text:p text:style-name="P67"><text:span text:style-name="T39">R</text:span><text:span text:style-name="T40">eport the average waiting time in the ready queue for the two non-preemptive algorithms</text:span><text:span text:style-name="T55">.</text:span></text:p></text:list-item></text:list><text:p text:style-name="P53"><text:tab/></text:p><table:table table:name="Table5" table:style-name="Table5"><table:table-column table:style-name="Table5.A" table:number-columns-repeated="3"/><table:table-row><table:table-cell table:style-name="Table5.A1" office:value-type="string"><text:p text:style-name="P41">Algorithm Used</text:p></table:table-cell><table:table-cell table:style-name="Table5.A1" office:value-type="string"><text:p text:style-name="P41">CPU Utilization</text:p></table:table-cell><table:table-cell table:style-name="Table5.C1" office:value-type="string"><text:p text:style-name="P41">Average Waiting Time</text:p></table:table-cell></table:table-row><table:table-row><table:table-cell table:style-name="Table5.A2" office:value-type="string"><text:p text:style-name="P24"><text:span text:style-name="T73">Algo - </text:span>1</text:p></table:table-cell><table:table-cell table:style-name="Table5.A2" office:value-type="string"><text:p text:style-name="P24">100.000000</text:p></table:table-cell><table:table-cell table:style-name="Table5.C2" office:value-type="string"><text:p text:style-name="P25">55500.000000</text:p></table:table-cell></table:table-row><table:table-row><table:table-cell table:style-name="Table5.A2" office:value-type="string"><text:p text:style-name="P24"><text:span text:style-name="T73">Algo - </text:span>2</text:p></table:table-cell><table:table-cell table:style-name="Table5.A2" office:value-type="string"><text:p text:style-name="P24">100.000000</text:p></table:table-cell><table:table-cell table:style-name="Table5.C2" office:value-type="string"><text:p text:style-name="P25">40195.000000</text:p></table:table-cell></table:table-row></table:table><text:p text:style-name="P53"/><text:list xml:id="list1898152249317048870" text:style-name="L7"><text:list-item><text:p text:style-name="P70"><text:span text:style-name="T19">E</text:span><text:span text:style-name="T17">ach testloop4 and testloop5 yeild after a loop</text:span></text:p></text:list-item><text:list-item><text:p text:style-name="P68"><text:span text:style-name="T19">A</text:span><text:span text:style-name="T20">lgo -1 <text:s/></text:span><text:span text:style-name="T21">will run the threads by FCFS</text:span><text:span text:style-name="T23">(</text:span><text:span text:style-name="T22">non-premptive</text:span><text:span text:style-name="T23">) </text:span><text:span text:style-name="T24">and Algo-2 uses Shortest next CPU burst first algorithm</text:span></text:p></text:list-item><text:list-item><text:p text:style-name="P69"><text:span text:style-name="T26">Algo-2</text:span><text:span text:style-name="T25"> us</text:span><text:span text:style-name="T26">es</text:span><text:span text:style-name="T25"> Exponential Averaging </text:span><text:span text:style-name="T26">technique to find the next CPU burst, </text:span><text:span text:style-name="T27">which ensures that after some iterations it would predict the next CPU burst</text:span><text:span text:style-name="T26"> </text:span><text:span text:style-name="T28">and schedule accordingly </text:span><text:span text:style-name="T29">based on the Estimated CPU bursts. </text:span></text:p></text:list-item><text:list-item><text:p text:style-name="P71"><text:span text:style-name="T25">S</text:span><text:span text:style-name="T17">ince the Algo-1 </text:span><text:span text:style-name="T30">runs the </text:span><text:span text:style-name="T31">all </text:span><text:span text:style-name="T33">5</text:span><text:span text:style-name="T31"> </text:span><text:span text:style-name="T30">testloop4 threads , then all the 5 </text:span><text:span text:style-name="T31">testloop5 threads till yeilding and </text:span><text:span text:style-name="T33">then </text:span><text:span text:style-name="T31">all </text:span><text:span text:style-name="T33">5</text:span><text:span text:style-name="T31"> </text:span><text:span text:style-name="T30">testloop4 threads </text:span><text:span text:style-name="T33">and goes on in this way, <text:s/></text:span><text:span text:style-name="T32">thus the order is fixed </text:span><text:span text:style-name="T34">for the threads.</text:span><text:span text:style-name="T35">This increases the waiting time by not allowing the shorter bursts come earlier</text:span><text:span text:style-name="T34"> </text:span><text:span text:style-name="T36">as the order is fixed</text:span></text:p></text:list-item><text:list-item><text:p text:style-name="P72"><text:span text:style-name="T36">B</text:span><text:span text:style-name="T17">ut in the 2</text:span><text:span text:style-name="T4">nd</text:span><text:span text:style-name="T17"> case, </text:span><text:span text:style-name="T37">shorter bursts come earlier and the </text:span><text:span text:style-name="T38">waiting time is reduced</text:span><text:span text:style-name="T17"> .</text:span></text:p><text:p text:style-name="P56"/><text:p text:style-name="P56"/></text:list-item></text:list></draw:text-box></draw:frame><text:soft-page-break/></text:p>
      <text:p text:style-name="P1"><draw:frame draw:style-name="fr1" draw:name="Frame5" text:anchor-type="paragraph" svg:x="-0.51cm" svg:y="-0.623cm" svg:width="18.073cm" draw:z-index="6"><draw:text-box fo:min-height="27.069cm"><text:p text:style-name="P6"/><text:p text:style-name="P5"><text:span text:style-name="T16"><text:tab/></text:span><text:span text:style-name="T56">PART – II</text:span><text:span text:style-name="T57">I</text:span></text:p><text:p text:style-name="P57"><text:tab/></text:p><text:p text:style-name="P7"><text:span text:style-name="T1"><text:tab/></text:span><text:span text:style-name="T60">O</text:span><text:span text:style-name="T59">verall estimation error in CPU bursts for the second non-preemptive algorithm</text:span></text:p><text:p text:style-name="P57"/><table:table table:name="Table7" table:style-name="Table7"><table:table-column table:style-name="Table7.A" table:number-columns-repeated="3"/><table:table-row><table:table-cell table:style-name="Table7.A1" office:value-type="string"><text:p text:style-name="P39">Batch</text:p></table:table-cell><table:table-cell table:style-name="Table7.A1" office:value-type="string"><text:p text:style-name="P38">OUTER_BOUND = 4</text:p></table:table-cell><table:table-cell table:style-name="Table7.C1" office:value-type="string"><text:p text:style-name="P38">OUTER_BOUND = 10</text:p></table:table-cell></table:table-row><table:table-row><table:table-cell table:style-name="Table7.A2" office:value-type="string"><text:p text:style-name="P37">Batch1</text:p></table:table-cell><table:table-cell table:style-name="Table7.A2" office:value-type="string"><text:p text:style-name="P58">0.861970 <text:s/></text:p></table:table-cell><table:table-cell table:style-name="Table7.C2" office:value-type="string"><text:p text:style-name="P58">0.387911</text:p></table:table-cell></table:table-row><table:table-row><table:table-cell table:style-name="Table7.A2" office:value-type="string"><text:p text:style-name="P37">Batch2</text:p></table:table-cell><table:table-cell table:style-name="Table7.A2" office:value-type="string"><text:p text:style-name="P58">0.913513 </text:p></table:table-cell><table:table-cell table:style-name="Table7.C2" office:value-type="string"><text:p text:style-name="P58">0.395738</text:p></table:table-cell></table:table-row><table:table-row><table:table-cell table:style-name="Table7.A2" office:value-type="string"><text:p text:style-name="P37">Batch3</text:p></table:table-cell><table:table-cell table:style-name="Table7.A2" office:value-type="string"><text:p text:style-name="P58">0.810605</text:p></table:table-cell><table:table-cell table:style-name="Table7.C2" office:value-type="string"><text:p text:style-name="P58">0.347336 </text:p></table:table-cell></table:table-row><table:table-row><table:table-cell table:style-name="Table7.A2" office:value-type="string"><text:p text:style-name="P37">Batch4</text:p></table:table-cell><table:table-cell table:style-name="Table7.A2" office:value-type="string"><text:p text:style-name="P59">1.00000 </text:p></table:table-cell><table:table-cell table:style-name="Table7.C2" office:value-type="string"><text:p text:style-name="P59">1.00000</text:p></table:table-cell></table:table-row><table:table-row><table:table-cell table:style-name="Table7.A2" office:value-type="string"><text:p text:style-name="P37">Batch5</text:p></table:table-cell><table:table-cell table:style-name="Table7.A2" office:value-type="string"><text:p text:style-name="P59">0.694081 </text:p></table:table-cell><table:table-cell table:style-name="Table7.C2" office:value-type="string"><text:p text:style-name="P8"><text:span text:style-name="T58">0</text:span><text:span text:style-name="T1">.364632</text:span></text:p></table:table-cell></table:table-row></table:table><text:p text:style-name="P58"/><text:list xml:id="list6659639706100536249" text:style-name="L8"><text:list-item><text:p text:style-name="P73"><text:span text:style-name="T43">As we increase the </text:span><text:span text:style-name="T44">OUTER_BOUND, </text:span><text:span text:style-name="T45">the number of loops increases</text:span><text:span text:style-name="T46">.</text:span><text:span text:style-name="T47">Each of the loop yields </text:span></text:p></text:list-item></text:list><text:list xml:id="list3748429420717371747" text:style-name="L9"><text:list-item><text:p text:style-name="P74"><text:span text:style-name="T48">A</text:span><text:span text:style-name="T49">s we can see that from the data obtained the error decreases gradually on increasing the OUTER_BOUND, </text:span><text:span text:style-name="T50">the prediction of the next CPU burst would be more accurate </text:span><text:span text:style-name="T51">due to the increased number of iterations </text:span><text:span text:style-name="T52">thus the error decreases</text:span></text:p></text:list-item></text:list><text:list xml:id="list2420670040865582702" text:style-name="L10"><text:list-item><text:p text:style-name="P75"><text:span text:style-name="T53">But for the testloop3 there is no yielding, the whole thread runs in a single cpu burst, </text:span><text:span text:style-name="T54">thus leaving no error. </text:span></text:p></text:list-item></text:list><text:p text:style-name="P60"/><text:p text:style-name="P60"/><text:p text:style-name="P9"><text:span text:style-name="T54"><text:tab/></text:span><text:span text:style-name="T61">PART – I</text:span><text:span text:style-name="T62">V</text:span></text:p><text:p text:style-name="P54"/><text:p text:style-name="P11"><text:span text:style-name="T14"><text:tab/>D</text:span><text:span text:style-name="T15">ifference between round-robin and the UNIX </text:span><text:span text:style-name="T14">scheduling Algorithms</text:span></text:p><text:p text:style-name="P61"/><table:table table:name="Table8" table:style-name="Table8"><table:table-column table:style-name="Table8.A" table:number-columns-repeated="3"/><table:table-row><table:table-cell table:style-name="Table8.A1" office:value-type="string"><text:p text:style-name="P33"><text:s text:c="17"/></text:p></table:table-cell><table:table-cell table:style-name="Table8.A1" office:value-type="string"><text:p text:style-name="P40"><text:s text:c="12"/>Round Robin</text:p></table:table-cell><table:table-cell table:style-name="Table8.C1" office:value-type="string"><text:p text:style-name="P33"><text:s text:c="12"/><text:span text:style-name="T64">Unix Scheduler</text:span></text:p></table:table-cell></table:table-row><table:table-row><table:table-cell table:style-name="Table8.A2" office:value-type="string"><text:p text:style-name="P40">Min Completion Time </text:p></table:table-cell><table:table-cell table:style-name="Table8.A2" office:value-type="string"><text:p text:style-name="P33"><text:s text:c="15"/><text:span text:style-name="T75">153592</text:span></text:p></table:table-cell><table:table-cell table:style-name="Table8.C2" office:value-type="string"><text:p text:style-name="P33"><text:s text:c="19"/><text:span text:style-name="T75">157269</text:span></text:p></table:table-cell></table:table-row><table:table-row><table:table-cell table:style-name="Table8.A2" office:value-type="string"><text:p text:style-name="P32"><text:span text:style-name="T63">Max Completion Time</text:span> </text:p></table:table-cell><table:table-cell table:style-name="Table8.A2" office:value-type="string"><text:p text:style-name="P33"><text:s text:c="16"/><text:span text:style-name="T75">160742</text:span></text:p></table:table-cell><table:table-cell table:style-name="Table8.C2" office:value-type="string"><text:p text:style-name="P33"><text:s text:c="19"/><text:span text:style-name="T75">160899</text:span></text:p></table:table-cell></table:table-row><table:table-row><table:table-cell table:style-name="Table8.A2" office:value-type="string"><text:p text:style-name="P32"><text:span text:style-name="T63">Avg Completion Time</text:span> </text:p></table:table-cell><table:table-cell table:style-name="Table8.A2" office:value-type="string"><text:p text:style-name="P33"><text:s text:c="14"/><text:span text:style-name="T75">159323.000000</text:span></text:p></table:table-cell><table:table-cell table:style-name="Table8.C2" office:value-type="string"><text:p text:style-name="P33"><text:s text:c="13"/><text:span text:style-name="T75">159524.000000</text:span></text:p></table:table-cell></table:table-row></table:table><text:p text:style-name="P10"/><text:p text:style-name="P10"/><text:p text:style-name="P10"/><text:list xml:id="list338194019131351032" text:style-name="L11"><text:list-item><text:p text:style-name="P65">The round robin algorithm doesnt take the priorities into account when scheduling the processes and runs with a fixed quantum which is 100 provided in this case</text:p></text:list-item></text:list><text:p text:style-name="P15"/><text:list xml:id="list6669967987224912744" text:style-name="L12"><text:list-item><text:p text:style-name="P80">Unix scheduler calculates and reassigns the prorities for every timer interrupt and then schedule the processes according to their computed priorities</text:p></text:list-item></text:list><text:p text:style-name="P15"/><text:list xml:id="list3355629761673518005" text:style-name="L13"><text:list-item><text:p text:style-name="P81">If a program has a very high priority the chance of selecting this program is very high in unix scheduler and if this process takes a very long time then it would leave a lasting impact on the waiting time of all the other processes</text:p></text:list-item></text:list><text:p text:style-name="P15"/><text:list xml:id="list2696525436161864705" text:style-name="L14"><text:list-item><text:p text:style-name="P82">In contrary the round robin algorithm treats all the processes with equal priority and the cpu remains consitent with not very large waiting time than the unix scheduler</text:p></text:list-item></text:list><text:p text:style-name="P14"/><text:p text:style-name="P61"/></draw:text-box></draw:frame><text:soft-page-break/></text:p>
      <text:p text:style-name="P1"><draw:frame draw:style-name="fr1" draw:name="Frame6" text:anchor-type="paragraph" svg:x="-0.51cm" svg:y="-0.623cm" svg:width="18.073cm" draw:z-index="7"><draw:text-box fo:min-height="27.069cm"><text:p text:style-name="P61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4T04:11:39.016517944</meta:creation-date>
    <meta:generator>LibreOffice/5.1.4.2$Linux_X86_64 LibreOffice_project/10m0$Build-2</meta:generator>
    <dc:date>2016-11-18T18:01:50.830385339</dc:date>
    <meta:editing-duration>P1DT13H1M44S</meta:editing-duration>
    <meta:editing-cycles>896</meta:editing-cycles>
    <meta:document-statistic meta:table-count="8" meta:image-count="0" meta:object-count="0" meta:page-count="6" meta:paragraph-count="244" meta:word-count="1144" meta:character-count="7889" meta:non-whitespace-character-count="5951"/>
  </office:meta>
</office:document-meta>
</file>